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Noto Sans', 'Liberation Sans', sans-serif, 'Apple Color Emoji', 'Segoe UI Emoji', 'Segoe UI Symbol', 'Noto Color Emoji'"/>
    <style:font-face style:name="Chandas" svg:font-family="Chanda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1d2125" style:font-name="DejaVu Sans" fo:font-size="12pt" fo:letter-spacing="normal" fo:font-style="normal" fo:font-weight="bold" officeooo:rsid="001135ee" officeooo:paragraph-rsid="001135ee" style:font-size-asian="12pt" style:font-weight-asian="bold" style:font-size-complex="12pt" style:font-weight-complex="bold"/>
    </style:style>
    <style:style style:name="P2" style:family="paragraph" style:parent-style-name="Standard">
      <style:text-properties style:font-name="DejaVu Sans" fo:font-weight="bold" officeooo:rsid="001135ee" officeooo:paragraph-rsid="001135ee" style:font-weight-asian="bold" style:font-weight-complex="bold"/>
    </style:style>
    <style:style style:name="P3" style:family="paragraph" style:parent-style-name="Standard">
      <style:text-properties style:font-name="DejaVu Sans" fo:font-weight="bold" officeooo:rsid="001135ee" officeooo:paragraph-rsid="0011465e" style:font-weight-asian="bold" style:font-weight-complex="bold"/>
    </style:style>
    <style:style style:name="P4" style:family="paragraph" style:parent-style-name="Standard">
      <style:text-properties style:font-name="DejaVu Sans" fo:font-weight="bold" officeooo:rsid="0011465e" officeooo:paragraph-rsid="0011465e" style:font-weight-asian="bold" style:font-weight-complex="bold"/>
    </style:style>
    <style:style style:name="P5" style:family="paragraph" style:parent-style-name="Standard">
      <style:text-properties style:font-name="DejaVu Sans" fo:font-weight="bold" officeooo:paragraph-rsid="001135ee"/>
    </style:style>
    <style:style style:name="P6" style:family="paragraph" style:parent-style-name="Standard">
      <style:text-properties style:font-name="DejaVu Sans" fo:font-weight="bold" officeooo:rsid="001135ee" officeooo:paragraph-rsid="001135ee"/>
    </style:style>
    <style:style style:name="P7" style:family="paragraph" style:parent-style-name="Standard">
      <style:text-properties officeooo:paragraph-rsid="001135ee"/>
    </style:style>
    <style:style style:name="P8" style:family="paragraph" style:parent-style-name="Standard">
      <style:text-properties fo:color="#333333" style:font-name="DejaVu Sans" fo:font-weight="bold" officeooo:rsid="001135ee" officeooo:paragraph-rsid="001135ee"/>
    </style:style>
    <style:style style:name="P9" style:family="paragraph" style:parent-style-name="Standard">
      <style:text-properties fo:color="#000000" style:font-name="DejaVu Sans" fo:font-weight="bold" officeooo:paragraph-rsid="0011465e" style:font-weight-asian="bold" style:font-weight-complex="bold"/>
    </style:style>
    <style:style style:name="P10" style:family="paragraph" style:parent-style-name="Text_20_body">
      <style:text-properties officeooo:rsid="0011465e" officeooo:paragraph-rsid="0011465e"/>
    </style:style>
    <style:style style:name="P11" style:family="paragraph" style:parent-style-name="Text_20_body">
      <style:text-properties fo:color="#333333" officeooo:rsid="0011465e" officeooo:paragraph-rsid="0011465e"/>
    </style:style>
    <style:style style:name="P12" style:family="paragraph" style:parent-style-name="Text_20_body" style:list-style-name="L3">
      <style:paragraph-properties fo:margin-top="0cm" fo:margin-bottom="0cm" loext:contextual-spacing="false" fo:padding="0.049cm" fo:border="0.06pt solid #d9d9e3"/>
      <style:text-properties fo:color="#333333" style:font-name="DejaVu Sans" fo:font-weight="bold" style:font-weight-asian="bold" style:font-weight-complex="bold"/>
    </style:style>
    <style:style style:name="P13" style:family="paragraph" style:parent-style-name="Text_20_body" style:list-style-name="L4">
      <style:paragraph-properties fo:margin-top="0cm" fo:margin-bottom="0cm" loext:contextual-spacing="false" fo:padding="0.049cm" fo:border="0.06pt solid #d9d9e3"/>
      <style:text-properties fo:color="#333333" style:font-name="DejaVu Sans" fo:font-weight="bold" style:font-weight-asian="bold" style:font-weight-complex="bold"/>
    </style:style>
    <style:style style:name="P14" style:family="paragraph" style:parent-style-name="Text_20_body" style:list-style-name="L5">
      <style:paragraph-properties fo:margin-top="0cm" fo:margin-bottom="0cm" loext:contextual-spacing="false" fo:padding="0.049cm" fo:border="0.06pt solid #d9d9e3"/>
      <style:text-properties fo:color="#1c1c1c" style:font-name="DejaVu Sans" fo:font-weight="bold" style:font-weight-asian="bold" style:font-weight-complex="bold"/>
    </style:style>
    <style:style style:name="P15" style:family="paragraph" style:parent-style-name="Text_20_body" style:list-style-name="L3">
      <style:paragraph-properties fo:padding="0.049cm" fo:border="0.06pt solid #d9d9e3"/>
      <style:text-properties fo:color="#333333" style:font-name="DejaVu Sans" fo:font-weight="bold" style:font-weight-asian="bold" style:font-weight-complex="bold"/>
    </style:style>
    <style:style style:name="P16" style:family="paragraph" style:parent-style-name="Text_20_body" style:list-style-name="L4">
      <style:paragraph-properties fo:padding="0.049cm" fo:border="0.06pt solid #d9d9e3"/>
      <style:text-properties fo:color="#333333" style:font-name="DejaVu Sans" fo:font-weight="bold" style:font-weight-asian="bold" style:font-weight-complex="bold"/>
    </style:style>
    <style:style style:name="P17" style:family="paragraph" style:parent-style-name="Text_20_body" style:list-style-name="L5">
      <style:paragraph-properties fo:padding="0.049cm" fo:border="0.06pt solid #d9d9e3"/>
      <style:text-properties fo:color="#1c1c1c" style:font-name="DejaVu Sans" fo:font-weight="bold" style:font-weight-asian="bold" style:font-weight-complex="bold"/>
    </style:style>
    <style:style style:name="T1" style:family="text">
      <style:text-properties officeooo:rsid="001135ee"/>
    </style:style>
    <style:style style:name="T2" style:family="text">
      <style:text-properties fo:font-variant="normal" fo:text-transform="none" fo:color="#343541" fo:font-size="12pt" fo:letter-spacing="normal" fo:font-style="normal" style:font-weight-asian="bold" style:font-weight-complex="bold"/>
    </style:style>
    <style:style style:name="T3" style:family="text">
      <style:text-properties fo:font-variant="normal" fo:text-transform="none" fo:color="#374151" style:font-name="S hne" fo:font-size="12pt" fo:letter-spacing="normal" fo:font-style="normal"/>
    </style:style>
    <style:style style:name="T4" style:family="text">
      <style:text-properties fo:font-variant="normal" fo:text-transform="none" fo:color="#374151" style:font-name="S hne" fo:font-size="12pt" fo:letter-spacing="normal" fo:font-style="normal" fo:font-weight="normal" style:font-weight-asian="bold" style:font-weight-complex="bold"/>
    </style:style>
    <style:style style:name="T5" style:family="text">
      <style:text-properties fo:font-variant="normal" fo:text-transform="none" fo:color="#000000" style:font-name="DejaVu Sans" fo:font-size="12pt" fo:letter-spacing="normal" fo:font-style="normal" fo:font-weight="bold" style:font-weight-asian="bold" style:font-weight-complex="bold"/>
    </style:style>
    <style:style style:name="T6" style:family="text">
      <style:text-properties fo:font-variant="normal" fo:text-transform="none" fo:color="#000000" style:font-name="DejaVu Sans" fo:font-size="12pt" fo:letter-spacing="normal" fo:font-style="normal" fo:font-weight="bold" officeooo:rsid="001135ee" style:font-weight-asian="bold" style:font-weight-complex="bold"/>
    </style:style>
    <style:style style:name="T7" style:family="text">
      <style:text-properties fo:font-variant="normal" fo:text-transform="none" style:font-name="DejaVu Sans" fo:font-size="12pt" fo:letter-spacing="normal" fo:font-style="normal" fo:font-weight="bold" style:font-weight-asian="bold" style:font-weight-complex="bold"/>
    </style:style>
    <style:style style:name="T8" style:family="text">
      <style:text-properties fo:font-variant="normal" fo:text-transform="none" style:font-name="S hne" fo:font-size="12pt" fo:letter-spacing="normal" fo:font-style="normal"/>
    </style:style>
    <style:style style:name="T9" style:family="text">
      <style:text-properties style:font-weight-asian="bold" style:font-weight-complex="bold"/>
    </style:style>
    <style:style style:name="T10" style:family="text">
      <style:text-properties officeooo:rsid="001135ee" style:font-weight-asian="bold" style:font-weight-complex="bold"/>
    </style:style>
    <style:style style:name="T11" style:family="text">
      <style:text-properties officeooo:rsid="0011465e" style:font-weight-asian="bold" style:font-weight-complex="bold"/>
    </style:style>
    <style:style style:name="T12" style:family="text">
      <style:text-properties style:font-name="DejaVu Sans" fo:font-weight="bold" officeooo:rsid="001135ee" style:font-weight-asian="bold" style:font-weight-complex="bold"/>
    </style:style>
    <style:style style:name="T13" style:family="text">
      <style:text-properties fo:color="#000000" style:font-name="DejaVu Sans" fo:font-weight="bold" officeooo:rsid="001135ee" style:font-weight-asian="bold" style:font-weight-complex="bold"/>
    </style:style>
    <style:style style:name="T14" style:family="text">
      <style:text-properties officeooo:rsid="0011465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me: Subhadeep Chell</text:p>
      <text:p text:style-name="P2">Reg.No: 21BCE1288</text:p>
      <text:p text:style-name="P2"/>
      <text:p text:style-name="P4">OPERATING SYSTEMS:</text:p>
      <text:h text:style-name="P1" text:outline-level="2"><text:bookmark text:name="yui_3_17_2_1_1678333449496_44"/><text:span text:style-name="T14">&gt;&gt; </text:span>LAB EXCERCISE-11: Contiguous memory allocation Exercise.</text:h>
      <text:p text:style-name="P2"/>
      <text:p text:style-name="P3">Q.Ans.</text:p>
      <text:p text:style-name="P3"/>
      <text:p text:style-name="P3">The required memory partition calculated and allocated according to First-fit, Best-fit and Worst-fit algorithms is given as :</text:p>
      <text:p text:style-name="P2"/>
      <text:p text:style-name="P5"><text:span text:style-name="T10">Given -&gt; </text:span><text:span text:style-name="T2">memory partitions of 100K, 500K, 200K, 300K, and 600K (in order)</text:span><text:span text:style-name="T10"> </text:span></text:p>
      <text:p text:style-name="P5"><text:span text:style-name="T10"/></text:p>
      <text:p text:style-name="P6"><text:span text:style-name="T9">Therefore, </text:span></text:p>
      <text:p text:style-name="P6"><text:span text:style-name="T9"/></text:p>
      <text:p text:style-name="P7"><text:span text:style-name="T12">First-fit algorithm: </text:span></text:p>
      <text:p text:style-name="P7"><text:span text:style-name="T12"/></text:p>
      <text:list xml:id="list3653590678" text:style-name="L3">
        <text:list-item>
          <text:p text:style-name="P12">212K process: allocated to the first partition (100K)</text:p>
        </text:list-item>
        <text:list-item>
          <text:p text:style-name="P12">417K process: allocated to the fourth partition (300K)</text:p>
        </text:list-item>
        <text:list-item>
          <text:p text:style-name="P12">112K process: allocated to the first partition (88K remaining)</text:p>
        </text:list-item>
        <text:list-item>
          <text:p text:style-name="P15">426K process: allocated to the fifth partition (174K remaining)</text:p>
        </text:list-item>
      </text:list>
      <text:p text:style-name="P7"><text:span text:style-name="T12">Best-fit algorithm:</text:span></text:p>
      <text:p text:style-name="P7"><text:span text:style-name="T12"/></text:p>
      <text:list xml:id="list1950156790" text:style-name="L4">
        <text:list-item>
          <text:p text:style-name="P13">212K process: allocated to the second partition (288K remaining)</text:p>
        </text:list-item>
        <text:list-item>
          <text:p text:style-name="P13">417K process: allocated to the fifth partition (183K remaining)</text:p>
        </text:list-item>
        <text:list-item>
          <text:p text:style-name="P13">112K process: allocated to the third partition (88K remaining)</text:p>
        </text:list-item>
        <text:list-item>
          <text:p text:style-name="P16">426K process: allocated to the fifth partition (0K remaining)</text:p>
        </text:list-item>
      </text:list>
      <text:p text:style-name="P2"/>
      <text:p text:style-name="P7"><text:span text:style-name="T12">Worst-fit algorithm:</text:span></text:p>
      <text:p text:style-name="P7"><text:span text:style-name="T12"/></text:p>
      <text:list xml:id="list3014057512" text:style-name="L5">
        <text:list-item>
          <text:p text:style-name="P14">212K process: allocated to the fifth partition (388K remaining)</text:p>
        </text:list-item>
        <text:list-item>
          <text:p text:style-name="P14">417K process: allocated to the fifth partition (0K remaining)</text:p>
        </text:list-item>
        <text:list-item>
          <text:p text:style-name="P14">112K process: allocated to the second partition (88K remaining)</text:p>
        </text:list-item>
        <text:list-item>
          <text:p text:style-name="P17">426K process: allocated to the fifth partition (0K remaining)</text:p>
        </text:list-item>
      </text:list>
      <text:p text:style-name="Text_20_body"><text:line-break/><text:span text:style-name="T13">So, we can already see, that t</text:span><text:span text:style-name="T6">he Best-fit algorithm makes the most efficient use of memory because it allocates processes to the partition with the smallest amount of free space that is still large enough to hold the process.</text:span></text:p>
      <text:p text:style-name="Text_20_body"><text:span text:style-name="T6"/></text:p>
      <text:p text:style-name="P10"><text:span text:style-name="T6"/></text:p>
      <text:p text:style-name="P10"><text:span text:style-name="T6"/></text:p>
      <text:p text:style-name="P10"><text:soft-page-break/><text:span text:style-name="T6"/></text:p>
      <text:p text:style-name="P10"><text:span text:style-name="T6"/></text:p>
      <text:p text:style-name="P10"><text:span text:style-name="T6">T</text:span><text:span text:style-name="T5">he required C program for Best-fit algorithm is given as:</text:span></text:p>
      <text:p text:style-name="P10"><text:span text:style-name="T5"/></text:p>
      <text:p text:style-name="P11"><text:span text:style-name="T7">#include &lt;stdio.h&gt;</text:span></text:p>
      <text:p text:style-name="P11"><text:span text:style-name="T7"/></text:p>
      <text:p text:style-name="P11"><text:span text:style-name="T7">#define NUM_PARTITIONS 5</text:span></text:p>
      <text:p text:style-name="P11"><text:span text:style-name="T7">#define NUM_PROCESSES 4</text:span></text:p>
      <text:p text:style-name="P11"><text:span text:style-name="T7"/></text:p>
      <text:p text:style-name="P11"><text:span text:style-name="T7">int partitions[NUM_PARTITIONS] = {100, 500, 200, 300, 600};</text:span></text:p>
      <text:p text:style-name="P11"><text:span text:style-name="T7">int processes[NUM_PROCESSES] = {212, 417, 112, 426};</text:span></text:p>
      <text:p text:style-name="P11"><text:span text:style-name="T7"/></text:p>
      <text:p text:style-name="P11"><text:span text:style-name="T7">void best_fit() {</text:span></text:p>
      <text:p text:style-name="P11"><text:span text:style-name="T7"><text:s text:c="4"/>int allocation[NUM_PROCESSES] = {-1};</text:span></text:p>
      <text:p text:style-name="P11"><text:span text:style-name="T7"/></text:p>
      <text:p text:style-name="P11"><text:span text:style-name="T7"><text:s text:c="4"/>for (int i = 0; i &lt; NUM_PROCESSES; i++) {</text:span></text:p>
      <text:p text:style-name="P11"><text:span text:style-name="T7"><text:s text:c="8"/>int best_index = -1;</text:span></text:p>
      <text:p text:style-name="P11"><text:span text:style-name="T7"><text:s text:c="8"/>for (int j = 0; j &lt; NUM_PARTITIONS; j++) {</text:span></text:p>
      <text:p text:style-name="P11"><text:span text:style-name="T7"><text:s text:c="12"/>if (partitions[j] &gt;= processes[i]) {</text:span></text:p>
      <text:p text:style-name="P11"><text:span text:style-name="T7"><text:s text:c="16"/>if (best_index == -1 || partitions[j] &lt; partitions[best_index]) {</text:span></text:p>
      <text:p text:style-name="P11"><text:span text:style-name="T7"><text:s text:c="20"/>best_index = j;</text:span></text:p>
      <text:p text:style-name="P11"><text:span text:style-name="T7"><text:s text:c="16"/>}</text:span></text:p>
      <text:p text:style-name="P11"><text:span text:style-name="T7"><text:s text:c="12"/>}</text:span></text:p>
      <text:p text:style-name="P11"><text:span text:style-name="T7"><text:s text:c="8"/>}</text:span></text:p>
      <text:p text:style-name="P11"><text:span text:style-name="T7"/></text:p>
      <text:p text:style-name="P11"><text:span text:style-name="T7"><text:s text:c="8"/>if (best_index != -1) {</text:span></text:p>
      <text:p text:style-name="P11"><text:span text:style-name="T7"><text:s text:c="12"/>allocation[i] = best_index;</text:span></text:p>
      <text:p text:style-name="P11"><text:span text:style-name="T7"><text:s text:c="12"/>partitions[best_index] -= processes[i];</text:span></text:p>
      <text:p text:style-name="P11"><text:span text:style-name="T7"><text:s text:c="8"/>}</text:span></text:p>
      <text:p text:style-name="P11"><text:span text:style-name="T7"><text:s text:c="4"/>}</text:span></text:p>
      <text:p text:style-name="P11"><text:span text:style-name="T7"/></text:p>
      <text:p text:style-name="P11"><text:soft-page-break/><text:span text:style-name="T7"><text:s text:c="4"/>printf("Process\tSize\tPartition\n");</text:span></text:p>
      <text:p text:style-name="P11"><text:span text:style-name="T7"><text:s text:c="4"/>for (int i = 0; i &lt; NUM_PROCESSES; i++) {</text:span></text:p>
      <text:p text:style-name="P11"><text:span text:style-name="T7"><text:s text:c="8"/>printf("%d\t%d\t", i, processes[i]);</text:span></text:p>
      <text:p text:style-name="P11"><text:span text:style-name="T7"><text:s text:c="8"/>if (allocation[i] != -1) {</text:span></text:p>
      <text:p text:style-name="P11"><text:span text:style-name="T7"><text:s text:c="12"/>printf("%d\n", allocation[i]);</text:span></text:p>
      <text:p text:style-name="P11"><text:span text:style-name="T7"><text:s text:c="8"/>} else {</text:span></text:p>
      <text:p text:style-name="P11"><text:span text:style-name="T7"><text:s text:c="12"/>printf("Not allocated\n");</text:span></text:p>
      <text:p text:style-name="P11"><text:span text:style-name="T7"><text:s text:c="8"/>}</text:span></text:p>
      <text:p text:style-name="P11"><text:span text:style-name="T7"><text:s text:c="4"/>}</text:span></text:p>
      <text:p text:style-name="P11"><text:span text:style-name="T7">}</text:span></text:p>
      <text:p text:style-name="P11"><text:span text:style-name="T7"/></text:p>
      <text:p text:style-name="P11"><text:span text:style-name="T7">int main() {</text:span></text:p>
      <text:p text:style-name="P11"><text:span text:style-name="T7"><text:s text:c="4"/>best_fit();</text:span></text:p>
      <text:p text:style-name="P11"><text:span text:style-name="T7"><text:s text:c="4"/>return 0;</text:span></text:p>
      <text:p text:style-name="P11"><text:span text:style-name="T7">}</text:span></text:p>
      <text:p text:style-name="P8"><text:span text:style-name="T9"/></text:p>
      <text:p text:style-name="P9"><text:span text:style-name="T1">I</text:span><text:span text:style-name="T14">n the above program, we implement</text:span><text:span text:style-name="T8"> the Best-fit algorithm by iterating through each process and finding the partition with the smallest amount of free space that is still large enough to hold the process. It then updates the allocation array and the remaining space in the partition array. Finally, it prints out a table of the process, its size, and the partition it was allocated to (or "Not allocated" if it couldn't be allocated).</text:span></text:p>
      <text:p text:style-name="P9"><text:span text:style-name="T8"/></text:p>
      <text:p text:style-name="P9"><text:span text:style-name="T8"/></text:p>
      <text:p text:style-name="P9"><text:span text:style-name="T8">------------------------------------------------------------------------------------------------</text:span></text:p>
      <text:p text:style-name="P9"><text:span text:style-name="T8"/></text:p>
      <text:p text:style-name="P9"><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Noto Sans', 'Liberation Sans', sans-serif, 'Apple Color Emoji', 'Segoe UI Emoji', 'Segoe UI Symbol', 'Noto Color Emoji'"/>
    <style:font-face style:name="Chandas" svg:font-family="Chanda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9T09:17:10.982041619</meta:creation-date>
    <dc:date>2023-03-09T09:32:31.717657719</dc:date>
    <meta:editing-duration>PT5M10S</meta:editing-duration>
    <meta:editing-cycles>1</meta:editing-cycles>
    <meta:document-statistic meta:table-count="0" meta:image-count="0" meta:object-count="0" meta:page-count="3" meta:paragraph-count="62" meta:word-count="418" meta:character-count="2959" meta:non-whitespace-character-count="2383"/>
    <meta:generator>LibreOffice/6.4.7.2$Linux_X86_64 LibreOffice_project/40$Build-2</meta:generator>
  </office:meta>
</office:document-meta>
</file>